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OBJ_PREFIX_DWT220_com_zimbra_url"/><text:bookmark text:name="OBJ_PREFIX_DWT213_com_zimbra_url"/><text:a xlink:type="simple" xlink:href="https://mne.tools/stable/auto_examples/decoding/decoding_rsa_sgskip.html" office:target-frame-name="_blank" xlink:show="new" text:style-name="Internet_20_link" text:visited-style-name="Visited_20_Internet_20_Link">https://mne.tools/stable/auto_examples/decoding/decoding_rsa_sgskip.htm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6:49:00.244664488</meta:creation-date>
    <dc:date>2025-03-27T16:49:19.885615281</dc:date>
    <meta:editing-duration>PT2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72" meta:non-whitespace-character-count="72"/>
  </office:meta>
</office:document-meta>
</file>